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fe57" officeooo:paragraph-rsid="0017fe57"/>
    </style:style>
    <style:style style:name="P2" style:family="paragraph" style:parent-style-name="Standard">
      <style:text-properties style:font-name="Liberation Serif" fo:font-size="14pt" officeooo:rsid="0017db0a" officeooo:paragraph-rsid="0017db0a" style:font-size-asian="14pt" style:font-size-complex="14pt"/>
    </style:style>
    <style:style style:name="P3" style:family="paragraph" style:parent-style-name="Standard">
      <style:text-properties style:font-name="Liberation Serif" fo:font-size="14pt" officeooo:rsid="0017db0a" officeooo:paragraph-rsid="0019eb08" style:font-size-asian="14pt" style:font-size-complex="14pt"/>
    </style:style>
    <style:style style:name="P4" style:family="paragraph" style:parent-style-name="Standard">
      <style:text-properties style:font-name="Liberation Serif" fo:font-size="14pt" officeooo:rsid="0017fe57" officeooo:paragraph-rsid="0017fe57" style:font-size-asian="14pt" style:font-size-complex="14pt"/>
    </style:style>
    <style:style style:name="P5" style:family="paragraph" style:parent-style-name="Standard">
      <style:text-properties style:font-name="Liberation Serif" fo:font-size="14pt" fo:font-weight="bold" officeooo:rsid="0017db0a" officeooo:paragraph-rsid="0017db0a" style:font-size-asian="14pt" style:font-weight-asian="bold" style:font-size-complex="14pt" style:font-weight-complex="bold"/>
    </style:style>
    <style:style style:name="P6" style:family="paragraph" style:parent-style-name="Standard">
      <style:text-properties style:font-name="Liberation Serif" fo:font-size="14pt" fo:font-weight="bold" officeooo:rsid="0017fe57" officeooo:paragraph-rsid="0017fe57" style:font-size-asian="14pt" style:font-weight-asian="bold" style:font-size-complex="14pt" style:font-weight-complex="bold"/>
    </style:style>
    <style:style style:name="P7" style:family="paragraph" style:parent-style-name="Standard">
      <style:text-properties style:font-name="Liberation Serif" fo:font-size="20pt" fo:font-weight="bold" officeooo:rsid="0017db0a" officeooo:paragraph-rsid="0017db0a" style:font-size-asian="20pt" style:font-weight-asian="bold" style:font-size-complex="20pt" style:font-weight-complex="bold"/>
    </style:style>
    <style:style style:name="P8" style:family="paragraph" style:parent-style-name="Standard">
      <style:text-properties style:font-name="Liberation Serif" fo:font-size="20pt" fo:font-weight="bold" officeooo:rsid="0017fe57" officeooo:paragraph-rsid="0017fe5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Liberation Serif" fo:font-size="26pt" fo:font-weight="bold" officeooo:rsid="001bbe64" officeooo:paragraph-rsid="001bbe64" style:font-size-asian="26pt" style:font-weight-asian="bold" style:font-size-complex="26pt" style:font-weight-complex="bold"/>
    </style:style>
    <style:style style:name="P10" style:family="paragraph" style:parent-style-name="Standard">
      <style:text-properties fo:color="#000000" style:font-name="Liberation Serif" fo:font-size="14pt" officeooo:rsid="0017fe57" officeooo:paragraph-rsid="0017fe57" fo:background-color="#ffffff" style:font-size-asian="14pt" style:font-size-complex="14pt"/>
    </style:style>
    <style:style style:name="P11" style:family="paragraph" style:parent-style-name="Standard">
      <style:text-properties fo:color="#000000" style:font-name="Liberation Serif" fo:font-size="14pt" officeooo:rsid="0017fe57" officeooo:paragraph-rsid="0017fe57" style:font-size-asian="14pt" style:font-size-complex="14pt"/>
    </style:style>
    <style:style style:name="P12" style:family="paragraph" style:parent-style-name="Standard">
      <style:paragraph-properties fo:break-before="page"/>
      <style:text-properties style:font-name="Liberation Serif" fo:font-size="20pt" fo:font-weight="bold" officeooo:rsid="0017fe57" officeooo:paragraph-rsid="0017fe57" style:font-size-asian="20pt" style:font-weight-asian="bold" style:font-size-complex="20pt" style:font-weight-complex="bold"/>
    </style:style>
    <style:style style:name="P13" style:family="paragraph" style:parent-style-name="Text_20_body">
      <style:text-properties fo:font-variant="normal" fo:text-transform="none" fo:color="#000000" style:font-name="Liberation Serif" fo:font-size="14pt" fo:letter-spacing="normal" fo:font-style="normal" fo:font-weight="normal" officeooo:rsid="0017fe57" officeooo:paragraph-rsid="0017fe57" fo:background-color="#ffffff" style:font-size-asian="14pt" style:font-size-complex="14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fo:background-color="#ffffff" style:font-size-asian="14pt" style:font-size-complex="14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1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17" style:family="paragraph" style:parent-style-name="Text_20_body" style:list-style-name="L1">
      <style:paragraph-properties fo:margin-top="0cm" fo:margin-bottom="0cm" style:contextual-spacing="false" fo:orphans="2" fo:widows="2"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18" style:family="paragraph" style:parent-style-name="Heading_20_3">
      <style:paragraph-properties fo:margin-left="0cm" fo:margin-right="0cm" fo:margin-top="0cm" fo:margin-bottom="0cm" style:contextual-spacing="false" fo:line-height="160%" fo:orphans="2" fo:widows="2" fo:text-indent="0cm" style:auto-text-indent="false" fo:background-color="#ffffff" fo:padding="0cm" fo:border="none">
        <style:background-image/>
      </style:paragraph-properties>
      <style:text-properties fo:font-variant="normal" fo:text-transform="none" fo:color="#000000" style:font-name="Liberation Serif" fo:font-size="14pt" fo:letter-spacing="normal" fo:font-style="normal" fo:font-weight="bold" style:font-size-asian="14pt" style:font-size-complex="14pt"/>
    </style:style>
    <style:style style:name="T1" style:family="text">
      <style:text-properties fo:font-variant="normal" fo:text-transform="none" fo:color="#292929" fo:letter-spacing="normal" fo:font-style="normal" fo:font-weight="normal"/>
    </style:style>
    <style:style style:name="T2" style:family="text">
      <style:text-properties fo:font-variant="normal" fo:text-transform="none" fo:color="#292929" style:font-name="Liberation Serif" fo:font-size="14pt" fo:letter-spacing="normal" style:font-size-asian="14pt" style:font-size-complex="14pt"/>
    </style:style>
    <style:style style:name="T3" style:family="text">
      <style:text-properties fo:font-variant="normal" fo:text-transform="none" fo:color="#292929" style:font-name="Liberation Serif" fo:font-size="14pt" fo:letter-spacing="normal" fo:font-style="normal" fo:font-weight="normal" style:font-size-asian="14pt" style:font-size-complex="14pt"/>
    </style:style>
    <style:style style:name="T4" style:family="text">
      <style:text-properties fo:font-variant="normal" fo:text-transform="none" fo:color="#292929" style:font-name="Liberation Serif" fo:font-size="14pt" fo:letter-spacing="normal" fo:font-style="normal" fo:font-weight="normal" fo:background-color="#000000" loext:char-shading-value="0" style:font-size-asian="14pt" style:font-size-complex="14pt"/>
    </style:style>
    <style:style style:name="T5" style:family="text">
      <style:text-properties fo:font-variant="normal" fo:text-transform="none" fo:color="#292929" style:font-name="Liberation Serif" fo:font-size="14pt" fo:letter-spacing="normal" fo:font-style="normal" fo:font-weight="normal" fo:background-color="#ffffff" loext:char-shading-value="0" style:font-size-asian="14pt" style:font-size-complex="14pt"/>
    </style:style>
    <style:style style:name="T6" style:family="text">
      <style:text-properties fo:font-variant="normal" fo:text-transform="none" fo:color="#292929" style:font-name="Liberation Serif" fo:font-size="14pt" fo:letter-spacing="normal" fo:background-color="#000000" loext:char-shading-value="0" style:font-size-asian="14pt" style:font-size-complex="14pt"/>
    </style:style>
    <style:style style:name="T7" style:family="text">
      <style:text-properties fo:font-variant="normal" fo:text-transform="none" fo:color="#292929" style:font-name="Liberation Serif" fo:font-size="14pt" fo:letter-spacing="normal" fo:background-color="#ffffff" loext:char-shading-value="0" style:font-size-asian="14pt" style:font-size-complex="14pt"/>
    </style:style>
    <style:style style:name="T8" style:family="text">
      <style:text-properties fo:font-variant="normal" fo:text-transform="none" fo:color="#337ab7"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ize-complex="14pt"/>
    </style:style>
    <style:style style:name="T9" style:family="text">
      <style:text-properties fo:font-variant="normal" fo:text-transform="none" fo:color="#337ab7"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10" style:family="text">
      <style:text-properties fo:font-variant="normal" fo:text-transform="none" fo:color="#337ab7" style:text-line-through-style="none" style:text-line-through-type="none" style:font-name="Liberation Serif" fo:font-size="14pt" fo:letter-spacing="normal" fo:font-style="normal" style:text-underline-style="none" fo:font-weight="normal" style:text-blinking="false" fo:background-color="#000000" loext:char-shading-value="0" style:font-size-asian="14pt" style:font-size-complex="14pt"/>
    </style:style>
    <style:style style:name="T11" style:family="text">
      <style:text-properties fo:font-variant="normal" fo:text-transform="none" style:font-name="Liberation Serif" fo:font-size="14pt" fo:letter-spacing="normal" fo:font-style="normal" fo:font-weight="normal" fo:background-color="#ffffff" loext:char-shading-value="0" style:font-size-asian="14pt" style:font-size-complex="14pt"/>
    </style:style>
    <style:style style:name="T12" style:family="text">
      <style:text-properties fo:font-variant="normal" fo:text-transform="none" style:font-name="Liberation Serif" fo:font-size="14pt" fo:letter-spacing="normal" fo:background-color="#ffffff" loext:char-shading-value="0" style:font-size-asian="14pt" style:font-size-complex="14pt"/>
    </style:style>
    <style:style style:name="T13" style:family="text">
      <style:text-properties fo:font-variant="normal" fo:text-transform="none"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ize-complex="14pt"/>
    </style:style>
    <style:style style:name="T14" style:family="text">
      <style:text-properties fo:font-variant="normal" fo:text-transform="none" fo:color="#000000" style:font-name="Liberation Serif" fo:font-size="14pt" fo:letter-spacing="normal" fo:font-style="normal" fo:font-weight="normal" fo:background-color="#ffffff" loext:char-shading-value="0" style:font-size-asian="14pt" style:font-size-complex="14pt"/>
    </style:style>
    <style:style style:name="T15" style:family="text">
      <style:text-properties fo:font-variant="normal" fo:text-transform="none" fo:color="#000000" style:font-name="Liberation Serif" fo:font-size="14pt" fo:letter-spacing="normal" fo:font-style="normal" fo:font-weight="normal" officeooo:rsid="0019eb08" fo:background-color="#ffffff" loext:char-shading-value="0" style:font-size-asian="14pt" style:font-size-complex="14pt"/>
    </style:style>
    <style:style style:name="T16" style:family="text">
      <style:text-properties fo:font-variant="normal" fo:text-transform="none" fo:color="#000000" style:font-name="Liberation Serif" fo:font-size="14pt" fo:letter-spacing="normal" fo:background-color="#ffffff" loext:char-shading-value="0" style:font-size-asian="14pt" style:font-size-complex="14pt"/>
    </style:style>
    <style:style style:name="T1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ize-complex="14pt"/>
    </style:style>
    <style:style style:name="T18" style:family="text">
      <style:text-properties fo:font-variant="normal" fo:text-transform="none" fo:letter-spacing="normal" fo:font-style="normal" fo:font-weight="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officeooo:rsid="0019eb0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Application Security Assignment</text:p>
      <text:p text:style-name="P7"/>
      <text:p text:style-name="P7">11229 - Web Server info.php / phpinfo.php Detection</text:p>
      <text:p text:style-name="P2"/>
      <text:p text:style-name="P5">Synopsis</text:p>
      <text:p text:style-name="P2">The remote web server contains a PHP script that is prone to an information disclosure attack.</text:p>
      <text:p text:style-name="P2"/>
      <text:p text:style-name="P5">Description</text:p>
      <text:p text:style-name="P2">Many PHP installation tutorials instruct the user to create a PHP file that calls the PHP function 'phpinfo()' for</text:p>
      <text:p text:style-name="P2">debugging purposes. Various PHP applications may also include such a file. By accessing such a file, a remote</text:p>
      <text:p text:style-name="P2">attacker can discover a large amount of information about the remote web server, including :</text:p>
      <text:p text:style-name="P2">- The username of the user who installed PHP and if they are a SUDO user.</text:p>
      <text:p text:style-name="P2">- The IP address of the host.</text:p>
      <text:p text:style-name="P2">- The version of the operating system.</text:p>
      <text:p text:style-name="P2">- The web server version.</text:p>
      <text:p text:style-name="P2">- The root directory of the web server.</text:p>
      <text:p text:style-name="P2">- Configuration information about the remote PHP installation.</text:p>
      <text:p text:style-name="P2"/>
      <text:p text:style-name="P2"/>
      <text:p text:style-name="P5">Solution</text:p>
      <text:p text:style-name="P2"/>
      <text:p text:style-name="P3">Given that this is one of the most frequently found vulnerabilities, there is ample information regarding mitigation online and very good reason to get it fixed. Hackers are also aware that this is a frequently found vulnerability and so its discovery and repair is that much more important. It is so well known and common that any network that has it present and unmitigated indicates "low hanging fruit" to attackers.</text:p>
      <text:p text:style-name="P3"/>
      <text:p text:style-name="P2"><text:span text:style-name="T21">1. </text:span>Remove the affected file(s).</text:p>
      <text:p text:style-name="P2"/>
      <text:p text:style-name="P2"><text:span text:style-name="T21">2. </text:span>Put a handler in your web server for the .inc and .class files.</text:p>
      <text:p text:style-name="P2"/>
      <text:p text:style-name="P2"><text:span text:style-name="T21">3. </text:span>In the PHP configuration file, php.ini, set the value for 'expose_php' to 'Off' to disable this behavior. Restart the web server daemon to put this change into effect.</text:p>
      <text:p text:style-name="P2"/>
      <text:p text:style-name="P2"/>
      <text:p text:style-name="P12">85582 - Web Application Potentially Vulnerable to Clickjacking</text:p>
      <text:p text:style-name="P8"/>
      <text:p text:style-name="P6">Synopsis</text:p>
      <text:p text:style-name="P4">The remote web server may fail to mitigate a class of web application vulnerabilities.</text:p>
      <text:p text:style-name="P4"/>
      <text:p text:style-name="P4"><text:span text:style-name="T20">Description</text:span></text:p>
      <text:p text:style-name="P4">The remote web server does not set an X-Frame-Options response header or a Content-Security-Policy 'frame-ancestors' response header in all content responses. This could potentially expose the site to a clickjacking or UI redress attack, in which an attacker can trick a user into clicking an area of the vulnerable page that is different than what the user perceives the page to be. This can result in a user performing fraudulent or malicious transactions. X-Frame-Options has been proposed by Microsoft as a way to mitigate clickjacking attacks and is currently supported</text:p>
      <text:p text:style-name="P4">by all major browser vendors.</text:p>
      <text:p text:style-name="P4">Content-Security-Policy (CSP) has been proposed by the W3C Web Application Security Working Group, with increasing support among all major browser vendors, as a way to mitigate clickjacking and other attacks. The 'frame- ancestors' policy directive restricts which sources can embed the protected resource.</text:p>
      <text:p text:style-name="P4">Note that while the X-Frame-Options and Content-Security-Policy response headers are not the only mitigations for clickjacking, they are currently the most reliable methods that can be detected through automation. Therefore, this plugin may produce false positives if other mitigation strategies (e.g., frame-busting JavaScript) are deployed or if the page does not perform any security-sensitive transactions.</text:p>
      <text:p text:style-name="P4"/>
      <text:p text:style-name="P6">Solution</text:p>
      <text:p text:style-name="P4">Return the X-Frame-Options or Content-Security-Policy (with the 'frame-ancestors' directive) HTTP header with the page's response.</text:p>
      <text:p text:style-name="P4">This prevents the page's content from being rendered by another site when using the frame or iframe HTML tags.</text:p>
      <text:p text:style-name="P4"/>
      <text:p text:style-name="P1"><text:span text:style-name="T15">1. </text:span><text:span text:style-name="T14"> </text:span><text:a xlink:type="simple" xlink:href="http://devcentral.f5.com/weblogs/macvittie/archive/2009/06/23/clickjacking-protection-using-x-frame-options-available-for-firefox.aspx"><text:span text:style-name="T17">X-FRAME-OPTIONS header</text:span></text:a><text:span text:style-name="T14"> allow a site to control whether its content can be within a frame. There are two settings to this header, DENY blocks the content from being in a frame and SAMEORIGIN only allows the content to be framed by pages within the same origin. While it is not the </text:span><text:span text:style-name="T15">best of </text:span><text:span text:style-name="T14">all of clickjacking solution and won't work in some sites that extensively use frames across multiple sites, it is considered as a more reasonable approach for sites to protect their own content.</text:span></text:p>
      <text:p text:style-name="P10"/>
      <text:p text:style-name="P13"><text:span text:style-name="T21">2. </text:span>The frame-ancestors directive can be used in a Content-Security-Policy HTTP response header to indicate whether or not a browser should be allowed to render a page in a &lt;frame&gt; or &lt;iframe&gt;. Sites can use this to avoid Clickjacking attacks by ensuring that their content is not embedded into other sites.</text:p>
      <text:p text:style-name="P14"><text:soft-page-break/><text:span text:style-name="T21">F</text:span>rame-ancestors allows a site to authorize multiple domains using the normal Content Security Policy semantics.</text:p>
      <text:h text:style-name="P18" text:outline-level="3"/>
      <text:p text:style-name="P15">Common uses of CSP frame-ancestors:</text:p>
      <text:list xml:id="list3141469844303605644" text:style-name="L1">
        <text:list-item>
          <text:p text:style-name="P16"><text:span text:style-name="T19">Content-Security-Policy: frame-ancestors 'none'; </text:span>- This prevents any domain from framing the content. This setting is recommended unless a specific need has been identified for framing.</text:p>
        </text:list-item>
        <text:list-item>
          <text:p text:style-name="P17"><text:span text:style-name="T19">Content-Security-Policy: frame-ancestors 'self'; </text:span>- This only allows the current site to frame the content.</text:p>
        </text:list-item>
        <text:list-item>
          <text:p text:style-name="P17"><text:span text:style-name="T19">Content-Security-Policy: frame-ancestors 'self' '*.somesite.com' 'https://myfriend.site.com';</text:span>- This allows the current site, as well as any page on somesite.com (using any protocol), and only the page myfriend.site.com, using HTTPS only on the default port (443).</text:p>
        </text:list-item>
      </text:list>
      <text:p text:style-name="P11"><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9:27:23.600900737</meta:creation-date>
    <dc:date>2017-11-22T20:42:38.743661244</dc:date>
    <meta:editing-duration>PT3M6S</meta:editing-duration>
    <meta:editing-cycles>1</meta:editing-cycles>
    <meta:document-statistic meta:table-count="0" meta:image-count="0" meta:object-count="0" meta:page-count="3" meta:paragraph-count="37" meta:word-count="736" meta:character-count="4734" meta:non-whitespace-character-count="4004"/>
    <meta:generator>LibreOffice/4.2.8.2$Linux_X86_64 LibreOffice_project/420m0$Build-2</meta:generator>
  </office:meta>
</office:document-meta>
</file>